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DejaVu Sans" svg:font-family="'DejaVu Sans'"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automatic-styles>
    <style:style style:name="P1" style:family="paragraph" style:parent-style-name="Heading_20_1" style:master-page-name="Standard">
      <style:paragraph-properties fo:text-align="center" style:justify-single-word="false"/>
    </style:style>
    <style:style style:name="P2" style:family="paragraph" style:parent-style-name="Heading_20_2">
      <style:text-properties style:font-name="Times New Roman"/>
    </style:style>
    <style:style style:name="P3" style:family="paragraph" style:parent-style-name="Standard">
      <style:text-properties style:font-name="Times New Roman"/>
    </style:style>
    <style:style style:name="P4" style:family="paragraph" style:parent-style-name="Standard">
      <style:text-properties fo:color="#000000" style:font-name="Times New Roman"/>
    </style:style>
    <style:style style:name="P5" style:family="paragraph" style:parent-style-name="Standard">
      <style:paragraph-properties fo:text-align="center" style:justify-single-word="false"/>
    </style:style>
    <style:style style:name="T1" style:family="text">
      <style:text-properties fo:color="#000000" style:font-name="Times New Roman"/>
    </style:style>
    <style:style style:name="T2" style:family="text">
      <style:text-properties fo:color="#000000" style:font-name="Symbol"/>
    </style:style>
    <style:style style:name="T3" style:family="text">
      <style:text-properties fo:color="#000000" style:text-position="sub 58%" style:font-name="Times New Roman"/>
    </style:style>
    <style:style style:name="T4" style:family="text">
      <style:text-properties style:font-name="Symbol"/>
    </style:style>
    <style:style style:name="T5" style:family="text">
      <style:text-properties style:text-position="sub 58%"/>
    </style:style>
    <style:style style:name="T6" style:family="text">
      <style:text-properties fo:color="#000000" style:text-position="super 58%" style:font-name="Times New Roman"/>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ctral Classification Lab</text:h>
      <text:h text:style-name="P2" text:outline-level="2">Introduction</text:h>
      <text:p text:style-name="P3"/>
      <text:p text:style-name="P4">Classification lies at the foundation of nearly every science. Scientists develop classification systems based on perceived patterns and relationships. Biologists classify plants and animals into subgroups called genus and species. Geologists have an elaborate system of classification for rocks and minerals. Astronomers are no different. We classify planets according to their composition (terrestrial or Jovian), galaxies according to their shape (spiral, elliptical, or irregular), and stars according to their spectra.</text:p>
      <text:p text:style-name="P4"/>
      <text:p text:style-name="P4">In this exercise you will classify six types of stars by repeating the process that was developed by the women at Harvard around the turn of the 20th century. The resulting classification was a key step in elucidating the underlying physics that produces stellar spectra. Thus, in astronomy as well as biology, the relatively mundane step of classification eventually yields critical insights that allow us to understand our world.</text:p>
      <text:p text:style-name="P3"/>
      <text:h text:style-name="P2" text:outline-level="2">Procedure</text:h>
      <text:p text:style-name="P3"/>
      <text:p text:style-name="Text_20_body">Examine each of the panels in the handout provided.</text:p>
      <text:p text:style-name="P3"/>
      <text:p text:style-name="P4">1. <text:s/>Describe these spectra. Are there deep absorption lines? Broad absorption lines? Are all the lines in a panel about the same depth? Do the spectra all peak at the same wavelength in a given panel? In different panels? Describe the spectra in each panel, including any other features you might note.</text:p>
      <text:p text:style-name="P4"/>
      <text:p text:style-name="P4">2. <text:s/>The lines at about 4340 and 4860 angstroms are critical lines for classifying stars. These are two of the Balmer lines of hydrogen, in which the atom is making a transition up from the second energy level. Put the panels in order of strongest to weakest Balmer lines. Assign the strongest panel the letter A, next strongest B, next F, K, M, and the weakest O.</text:p>
      <text:p text:style-name="P4"/>
      <text:p text:style-name="Standard"><text:span text:style-name="T1">3. <text:s/>What is the peak wavelength (</text:span><text:span text:style-name="T2"></text:span><text:span text:style-name="T3">max</text:span><text:span text:style-name="T1">) of the continuum emission in each panel?<text:line-break/></text:span></text:p>
      <text:p text:style-name="P4">4. <text:s/>To find out what the actual temperature is, we need one more step. Using the peak wavelength (<text:span text:style-name="T4"></text:span><text:span text:style-name="T5">max</text:span>) of the spectral type from step 6, and the following formula (Wien’s Law), find the temperature of the star with the strongest Balmer lines.</text:p>
      <text:p text:style-name="P5"><text:span text:style-name="T2"></text:span><text:span text:style-name="T3">max</text:span><text:span text:style-name="T1"> =(2.9x10</text:span><text:span text:style-name="T6">7</text:span><text:span text:style-name="T1">)/T</text:span></text:p>
      <text:p text:style-name="P4">where <text:span text:style-name="T4"></text:span><text:span text:style-name="T5">max</text:span> is in angstroms, and T is in Kelvin. Calculate the stellar temperature for each panel of stars.<text:line-break/></text:p>
      <text:p text:style-name="P4">5. <text:s/>Which panel has the hottest stars? Which panel has the coolest stars? Put all the panels in order of hottest to coolest stars.<text:line-break/></text:p>
      <text:p text:style-name="Text_20_body">6. <text:s/><text:span text:style-name="T1">Are your lists from step 2 and step 4 the same? In what order should the letters go now? This is the famous M-K classification scheme. Originally, the spectra were ordered by the strength of the lines. Then it was discovered that the strength of the lines could also tell you something about the temperature of the star, and the classes were re-ordered.</text:span><text:line-break/></text:p>
      <text:p text:style-name="Standard"><text:span text:style-name="T1">7. <text:s/>What is the temperature at which the Balmer lines are the strongest? What happens to the Balmer lines at higher temperature? What happens to the Balmer lines at lower temperature?</text:span></text:p>
      <text:p text:style-name="P4"/>
      <text:p text:style-name="P4">8. <text:s/>But why do O stars and K stars BOTH have weak lines? To answer this, we need to know more about absorption lines. Absorption lines occur when an electron absorbs energy from the spectrum to move up the energy levels in the atom. Since hydrogen has only one electron, this electron is usually in the ground state. But as the temperature rises, the average electron gains more energy from collisions with other atoms, moving up to the second energy level, then the third, and so on. If the gas is hot enough, the electrons leave the atom entirely, so that it becomes ionized. There is a particular temperature at which the average electron will be in the second energy level. At this temperature, there are LOTS of atoms which can absorb Balmer line photons from the spectrum, and therefore stars of this temperature will have the strongest Balmer lines. Which spectral class corresponds to this temperature?</text:p>
      <text:p text:style-name="Standard"/>
      <text:p text:style-name="Standard">Now come pick up the last set of spectra. <text:s/></text:p>
      <text:p text:style-name="Standard"/>
      <text:p text:style-name="Standard">9. <text:s/>You might notice the style of the spectra is very different—this is just a different way of viewing spectra, and closer to what the women at Harvard used (although the spectral types weren’t so conveniently labeled!). <text:s/>What is the horizontal axis? <text:s/>Is there a way of measuring the temperature from this view?</text:p>
      <text:p text:style-name="Standard"/>
      <text:p text:style-name="Standard">10. <text:s/>Compare the previous panels to these spectra. <text:s/>Do they match your classifications? <text:s/>Are the classifications improved by the use of extra metal lines?</text:p>
      <text:p text:style-name="Standard"/>
      <text:p text:style-name="Standard"/>
      <text:p text:style-name="Standard"/>
      <text:p text:style-name="Standard">To conclude, write a short (10 minute) essay summarizing what you did today in lab and what you learned about classifying stars. <text:s/>Explain the different ways to classify stars, the pros and cons of these methods, and the different things this can tell us about the sta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DejaVu Sans" svg:font-family="'DejaVu Sans'"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fo:font-size="12pt" fo:language="en" fo:country="US" style:font-name-asian="Times" style:font-size-asian="12pt" style:font-name-complex="Times" style:font-size-complex="10pt"/>
    </style:style>
    <style:style style:name="Text_20_body" style:display-name="Text body" style:family="paragraph" style:parent-style-name="Standard" style:class="text">
      <style:text-properties fo:color="#000000"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weight="bold"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style:font-name="Times New Roman" fo:font-style="italic" style:font-style-asian="italic"/>
    </style:style>
    <style:style style:name="List" style:family="paragraph" style:parent-style-name="Text_20_body" style:class="list"/>
    <style:style style:name="Caption" style:family="paragraph" style:parent-style-name="Standard" style:next-style-name="Standard" style:class="extra">
      <style:text-properties fo:font-style="italic" style:font-style-asian="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Spectral Classification Lab</dc:title>
    <meta:initial-creator>Kristen Menou</meta:initial-creator>
    <meta:creation-date>2007-02-05T17:01:00</meta:creation-date>
    <dc:creator>Kathryn Stanonik</dc:creator>
    <dc:date>2008-02-11T15:45:08</dc:date>
    <dc:language>en-US</dc:language>
    <meta:editing-cycles>7</meta:editing-cycles>
    <meta:editing-duration>PT39M54S</meta:editing-duration>
    <meta:user-defined meta:name="Info 1"/>
    <meta:user-defined meta:name="Info 2"/>
    <meta:user-defined meta:name="Info 3"/>
    <meta:user-defined meta:name="Info 4"/>
    <meta:document-statistic meta:table-count="0" meta:image-count="0" meta:object-count="0" meta:page-count="2" meta:paragraph-count="20" meta:word-count="763" meta:character-count="4528"/>
  </office:meta>
</office:document-meta>
</file>